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Heading_20_1">
      <style:paragraph-properties fo:break-before="page"/>
    </style:style>
    <style:style style:name="P3" style:family="paragraph" style:parent-style-name="Heading_20_2">
      <style:text-properties style:font-name="DejaVu San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he Format Function </text:h>
      <text:p text:style-name="P1"/>
      <text:p text:style-name="P1">The Format function is a general purpose formatting function that can handle awide range of numeric values. Once you understand the capabilities of the function, youwill find yourself using this function for all your formatting routines. The Format functioncan handle simple numeric data, date and time values. </text:p>
      <text:p text:style-name="P1"/>
      <text:p text:style-name="P1">string_value = Format(numeric_value, format_string) </text:p>
      <text:p text:style-name="P1"/>
      <text:p text:style-name="P1"/>
      <text:p text:style-name="P1">The numeric value parameter can any of the numeric values available in FreeBasic.</text:p>
      <text:p text:style-name="P1">The format string contains format characters that specify how to format the numericvalue. If the Format string is an empty string, then Format behaves just like the Strfunction. </text:p>
      <text:p text:style-name="P1"/>
      <text:p text:style-name="P1">String Format Characters </text:p>
      <text:p text:style-name="P1"/>
      <text:p text:style-name="P1">You can display text within the format string using the general formatting string.</text:p>
      <text:p text:style-name="P1">The following table lists the string format characters. </text:p>
      <text:p text:style-name="P1"/>
      <text:p text:style-name="P1">Character Comment </text:p>
      <text:p text:style-name="P1">: ? + $ () space Will return as a literal string. </text:p>
      <text:p text:style-name="P1">\ Will return the next character in the stringas a literal character. </text:p>
      <text:p text:style-name="P1">“text” Will return text within double quotes as aliteral string. </text:p>
      <text:p text:style-name="P1">: Used as a separator for time components. </text:p>
      <text:p text:style-name="P1">/ Used as a separator for date components. </text:p>
      <text:p text:style-name="P1"/>
      <text:p text:style-name="P1">Table 14.1: String Format Characters </text:p>
      <text:p text:style-name="P1"/>
      <text:p text:style-name="P1">The values listed in the table will return as literal text, and can be used to generatea string that contains both literal characters and formatted numeric text. </text:p>
      <text:p text:style-name="P1"/>
      <text:p text:style-name="P1">Numeric Format Characters </text:p>
      <text:p text:style-name="P1"/>
      <text:p text:style-name="P1">There are a number of format characters that can be used to format simplenumeric types. The following table lists the format <text:soft-page-break/>characters. </text:p>
      <text:p text:style-name="P1"/>
      <text:p text:style-name="P1">Character Comment </text:p>
      <text:p text:style-name="P1">0 (zero) The zero is a digit placeholder. How thenumber is formatted depends on how manyzeros are in the format string and howmany numbers on either side of the </text:p>
      <text:p text:style-name="P1"/>
      <text:p text:style-name="P1"/>
      <text:p text:style-name="P1">Character Comment </text:p>
      <text:p text:style-name="P1">decimal point of the number. If there arefewer digits than 0's, a leading or trailingzero are added to the format string. If thereare more digits to the right of the decimalthan there are 0's, then the number is </text:p>
      <text:p text:style-name="P1">rounded. The number to the left of the </text:p>
      <text:p text:style-name="P1">decimal are not changed. </text:p>
      <text:p text:style-name="P1"># This format character works in the same </text:p>
      <text:p text:style-name="P1">way as the 0 character, except the leadingor trailing zeros are not displayed. </text:p>
      <text:p text:style-name="P1">. (decimal point) Will return a decimal point within theformated string. If the format string onlyhas #'s to the left of the decimal point, thennumbers smaller than 1 will be displayedwith only a leading decimal point. </text:p>
      <text:p text:style-name="P1">% Will multiply number by 100 and returnpercentage sign. </text:p>
      <text:p text:style-name="P1">, (comma) The comma is used as the thousands </text:p>
      <text:p text:style-name="P1">separator. Two adjacent commas, or acomma right after the decimal point, willnot display the thousands digits and willround the number. </text:p>
      <text:p text:style-name="P1">E- E+ e- e+ These characters are used to format a </text:p>
      <text:p text:style-name="P1">string in scientific format. Placing a 0 or #</text:p>
      <text:p text:style-name="P1">to either the left or right of the characterdetermines the number of digits to displayon either side of the exponent sign. Thenegative characters are used to displaynegative exponents and the positivecharacters are used to display positive </text:p>
      <text:p text:style-name="P1">exponents. </text:p>
      <text:p text:style-name="P1"/>
      <text:p text:style-name="P1">Table 14.2: Numeric Format Characters </text:p>
      <text:p text:style-name="P1"/>
      <text:p text:style-name="P1">As you can see from the character table, there is a wide range of formattingoptions available for formatting numeric data. The following program demonstrates howto use some of the formatting options. </text:p>
      <text:p text:style-name="P1"><text:soft-page-break/></text:p>
      <text:p text:style-name="P1">1 </text:p>
      <text:p text:style-name="P1">Option Explicit </text:p>
      <text:p text:style-name="P1">2 </text:p>
      <text:p text:style-name="P1">3 </text:p>
      <text:p text:style-name="P1">#Include Once "vbcompat.bi" </text:p>
      <text:p text:style-name="P1">4 </text:p>
      <text:p text:style-name="P1">5 </text:p>
      <text:p text:style-name="P1">Dim As Double myValue = 123456.789 </text:p>
      <text:p text:style-name="P1">6 </text:p>
      <text:p text:style-name="P1">7 </text:p>
      <text:p text:style-name="P1">Print "Value: ";Format(myValue) </text:p>
      <text:p text:style-name="P1">8 </text:p>
      <text:p text:style-name="P1">'Print various format string </text:p>
      <text:p text:style-name="P1"/>
      <text:p text:style-name="P1"/>
      <text:p text:style-name="P1"/>
      <text:p text:style-name="P1">9 </text:p>
      <text:p text:style-name="P1">Print "Value as currency: ";Format(myValue, "$###,###,###.##") </text:p>
      <text:p text:style-name="P1">10 </text:p>
      <text:p text:style-name="P1">myValue = .10 </text:p>
      <text:p text:style-name="P1">11 </text:p>
      <text:p text:style-name="P1">Print "Value: ";Format(myValue) </text:p>
      <text:p text:style-name="P1">12 </text:p>
      <text:p text:style-name="P1">Print "Value as scientific: ";Format(myValue, "###E+###") </text:p>
      <text:p text:style-name="P1">13 </text:p>
      <text:p text:style-name="P1">Print "Value with zeros: ";Format(myValue, "00.0000") </text:p>
      <text:p text:style-name="P1">14 </text:p>
      <text:p text:style-name="P1">Print "Value as percentage: ";Format(myValue, "##%") </text:p>
      <text:p text:style-name="P1">15 </text:p>
      <text:p text:style-name="P1">16 </text:p>
      <text:p text:style-name="P1">Sleep </text:p>
      <text:p text:style-name="P1">17 </text:p>
      <text:p text:style-name="P1">End </text:p>
      <text:p text:style-name="P1"/>
      <text:p text:style-name="P1"/>
      <text:p text:style-name="P1">Listing 14.1: format-numeric.bas </text:p>
      <text:p text:style-name="P1"/>
      <text:p text:style-name="P1"><text:tab/>Analysis: Line 3 includes the extended date and time function library which alsoincludes the Format function. Line 5 creates a <text:soft-page-break/>double value that will be used as the </text:p>
      <text:p text:style-name="P1">numeric value in the formatting expressions. Line 7 prints the unformatted value. Line 9prints the value as a currency value using the $ with commas used to separate thethousand places and two # characters after the decimal point to round the value. Line 10sets the double variable to .1 for different formatting. Line 11 prints the unformattedvalue. Line 12 prints the value in scientific format. Line 13 prints the value with leadingand trailing zeros. Line 14 prints the value as a percentage. </text:p>
      <text:p text:style-name="P1"/>
      <text:p text:style-name="P1">When you run the program you should see the following output. </text:p>
      <text:p text:style-name="P1"/>
      <text:p text:style-name="P1">Value: 123456.789 </text:p>
      <text:p text:style-name="P1">Value as currency: $123,456.79 </text:p>
      <text:p text:style-name="P1">Value: .1 </text:p>
      <text:p text:style-name="P1">Value as scientific: 100E3 </text:p>
      <text:p text:style-name="P1">Value with zeros: 00.1000 </text:p>
      <text:p text:style-name="P1">Value as percentage: 10% </text:p>
      <text:p text:style-name="P1"/>
      <text:p text:style-name="P1"/>
      <text:p text:style-name="P1">Output 14.1: Output of format-numeric.bas </text:p>
      <text:p text:style-name="P1"/>
      <text:p text:style-name="P1">Date Format Characters </text:p>
      <text:p text:style-name="P1"/>
      <text:p text:style-name="P1">In the previous chapter you saw some of the date format characters used in theexample programs. The following table lists all the date format Characters and theirmeaning. </text:p>
      <text:p text:style-name="P1"/>
      <text:p text:style-name="P1">Character Comment </text:p>
      <text:p text:style-name="P1">d Returns the day of the month withoutleading zeros. </text:p>
      <text:p text:style-name="P1">dd Returns the day of the month with leading </text:p>
      <text:p text:style-name="P1">zeros. </text:p>
      <text:p text:style-name="P1">ddd Returns the day of the week name as anabbreviation. </text:p>
      <text:p text:style-name="P1"/>
      <text:p text:style-name="P1"/>
      <text:p text:style-name="P1">Character Comment </text:p>
      <text:p text:style-name="P1">dddd Returns the day of the week name as a full </text:p>
      <text:p text:style-name="P1">name. </text:p>
      <text:p text:style-name="P1">ddddd Returns the serial date formatted accordingthe locale setting. Includes the year, monthand day. </text:p>
      <text:p text:style-name="P1">m Returns the month number without leading </text:p>
      <text:p text:style-name="P1"><text:soft-page-break/>zeros. </text:p>
      <text:p text:style-name="P1">mm Returns the month number with leadingzeros for single month numbers. </text:p>
      <text:p text:style-name="P1">mmm Returns the month name as an </text:p>
      <text:p text:style-name="P1">abbreviation. </text:p>
      <text:p text:style-name="P1">mmmm Returns the month name as a full name. </text:p>
      <text:p text:style-name="P1">y Returns the year number formatted as twodigits. </text:p>
      <text:p text:style-name="P1">yyyy Returns the year number formatted as fourdigits. </text:p>
      <text:p text:style-name="P1"/>
      <text:p text:style-name="P1">Table 14.3: Date Format Characters </text:p>
      <text:p text:style-name="P1"/>
      <text:p text:style-name="P1">The following program demonstrates some of the formatting options for dates. </text:p>
      <text:p text:style-name="P1"/>
      <text:p text:style-name="P1">1 </text:p>
      <text:p text:style-name="P1">Option Explicit </text:p>
      <text:p text:style-name="P1">2 </text:p>
      <text:p text:style-name="P1">3 </text:p>
      <text:p text:style-name="P1">#Include Once "vbcompat.bi" </text:p>
      <text:p text:style-name="P1">4 </text:p>
      <text:p text:style-name="P1">5 </text:p>
      <text:p text:style-name="P1">Dim As Double myDate = Now </text:p>
      <text:p text:style-name="P1">6 </text:p>
      <text:p text:style-name="P1">7 </text:p>
      <text:p text:style-name="P1">'Print some formatted dates </text:p>
      <text:p text:style-name="P1">8 </text:p>
      <text:p text:style-name="P1">Print "Date Serial: ";Format(myDate, "ddddd") </text:p>
      <text:p text:style-name="P1">9 </text:p>
      <text:p text:style-name="P1">Print "Date with single chars: ";Format(myDate, "d/m/yy") </text:p>
      <text:p text:style-name="P1">10 </text:p>
      <text:p text:style-name="P1">Print "Date with double chars: ";Format(myDate, "dd/mm/yyyy") </text:p>
      <text:p text:style-name="P1">11 </text:p>
      <text:p text:style-name="P1">Print "Date with year first: ";Format(myDate, "yyyy/mm/dd") </text:p>
      <text:p text:style-name="P1">12 </text:p>
      <text:p text:style-name="P1">Print "Date with (): </text:p>
      <text:p text:style-name="P1">";Format(myDate, "ddmmyyyy") </text:p>
      <text:p text:style-name="P1">13 </text:p>
      <text:p text:style-name="P1">Print "Date with ( ): ";Format(myDate, "dd mm yyyy") </text:p>
      <text:p text:style-name="P1">14 </text:p>
      <text:p text:style-name="P1">15 </text:p>
      <text:p text:style-name="P1">Sleep </text:p>
      <text:p text:style-name="P1"><text:soft-page-break/>16 </text:p>
      <text:p text:style-name="P1">End </text:p>
      <text:p text:style-name="P1"/>
      <text:p text:style-name="P1"/>
      <text:p text:style-name="P1">Listing 14.2: format-date.bas </text:p>
      <text:p text:style-name="P1"/>
      <text:p text:style-name="P1"><text:tab/>Analysis: Line 3 includes the date-time and format library definition. Line 5 createsa date serial values and initializes it to the current date and time using the Now function.</text:p>
      <text:p text:style-name="P1">Line 8 prints the serial date using the local settings. Line 9 prints the date as single </text:p>
      <text:p text:style-name="P1"/>
      <text:p text:style-name="P1"/>
      <text:p text:style-name="P1">month and day values with a two-digit year. Line 10 prints the date with two-digit monthand day values and a four-digit year. Line 11 prints the date with the year first. Line 12using a dash to separate the date components and line 13 uses a space to separate thedate components. </text:p>
      <text:p text:style-name="P1"/>
      <text:p text:style-name="P1">When you run the program you should see the following. </text:p>
      <text:p text:style-name="P1"/>
      <text:p text:style-name="P1">Date Serial: 8/16/2006 </text:p>
      <text:p text:style-name="P1">Date with single chars: 16/8/06 </text:p>
      <text:p text:style-name="P1">Date with double chars: 16/08/2006 </text:p>
      <text:p text:style-name="P1">Date with year first: 2006/08/16 </text:p>
      <text:p text:style-name="P1">Date with (): </text:p>
      <text:p text:style-name="P1">16082006 </text:p>
      <text:p text:style-name="P1">Date with ( ): 16 08 2006 </text:p>
      <text:p text:style-name="P1"/>
      <text:p text:style-name="P1"/>
      <text:p text:style-name="P1">Output 14.2: Output of format-date.bas </text:p>
      <text:p text:style-name="P1"/>
      <text:p text:style-name="P1">Time Format Characters </text:p>
      <text:p text:style-name="P1"/>
      <text:p text:style-name="P1">The time format characters are similar to the date format characters and are used </text:p>
      <text:p text:style-name="P1">in much the same way. The following table lists the format characters that you can usewith a TimeSerial value. </text:p>
      <text:p text:style-name="P1"/>
      <text:p text:style-name="P1">Character Comment </text:p>
      <text:p text:style-name="P1">h Returns the hour without a leading zero. </text:p>
      <text:p text:style-name="P1"><text:soft-page-break/>hh Returns the hour with a leading zero forsingle digit hour numbers. </text:p>
      <text:p text:style-name="P1">m Returns the minute without a leading zero. </text:p>
      <text:p text:style-name="P1">mm Returns the minute with a leading zero forsingle digit minute numbers. </text:p>
      <text:p text:style-name="P1">s Returns the second without a leading zero. </text:p>
      <text:p text:style-name="P1">ss Returns the second with a leading zero forsingle digit second numbers. </text:p>
      <text:p text:style-name="P1">ttttt Returns a TimeSerial value formatted as the </text:p>
      <text:p text:style-name="P1">local specific time format. </text:p>
      <text:p text:style-name="P1">AM/PM </text:p>
      <text:p text:style-name="P1">am/pm </text:p>
      <text:p text:style-name="P1">Converts the time to a 12-hour format and </text:p>
      <text:p text:style-name="P1">adds an am or pm to the return value. </text:p>
      <text:p text:style-name="P1">A/P </text:p>
      <text:p text:style-name="P1">a/p </text:p>
      <text:p text:style-name="P1">Converts the time to a 12-hour format ans </text:p>
      <text:p text:style-name="P1">adds an a or p the return value. </text:p>
      <text:p text:style-name="P1"/>
      <text:p text:style-name="P1">Table 14.4: Time Format Characters </text:p>
      <text:p text:style-name="P1"/>
      <text:p text:style-name="P1">The following program demonstrates some ways to format a time value. </text:p>
      <text:p text:style-name="P1"/>
      <text:p text:style-name="P1"/>
      <text:p text:style-name="P1">1 </text:p>
      <text:p text:style-name="P1">Option Explicit </text:p>
      <text:p text:style-name="P1">2 </text:p>
      <text:p text:style-name="P1">3 </text:p>
      <text:p text:style-name="P1">#Include Once "vbcompat.bi" </text:p>
      <text:p text:style-name="P1">4 </text:p>
      <text:p text:style-name="P1">5 </text:p>
      <text:p text:style-name="P1">Dim As Double myTime = Timeserial(8, 1, 1) </text:p>
      <text:p text:style-name="P1">6 </text:p>
      <text:p text:style-name="P1">7 </text:p>
      <text:p text:style-name="P1">'Print some formatted times </text:p>
      <text:p text:style-name="P1">8 </text:p>
      <text:p text:style-name="P1">Print "Time Serial: ";Format(myTime, "ttttt") </text:p>
      <text:p text:style-name="P1">9 </text:p>
      <text:p text:style-name="P1">Print "Time with single chars: ";Format(myTime, "h:m:s") </text:p>
      <text:p text:style-name="P1">10 </text:p>
      <text:p text:style-name="P1"><text:soft-page-break/>Print "Time with double chars: ";Format(myTime, "hh:mm:ss") </text:p>
      <text:p text:style-name="P1">11 </text:p>
      <text:p text:style-name="P1">Print "Time with am/pm: ";Format(myTime, "hh:mm:ss am/pm") </text:p>
      <text:p text:style-name="P1">12 </text:p>
      <text:p text:style-name="P1">Print "Time with a/p: ";Format(myTime, "hh:mm:ss a/p") </text:p>
      <text:p text:style-name="P1">13 </text:p>
      <text:p text:style-name="P1">14 </text:p>
      <text:p text:style-name="P1">Sleep </text:p>
      <text:p text:style-name="P1">15 </text:p>
      <text:p text:style-name="P1">End </text:p>
      <text:p text:style-name="P1"/>
      <text:p text:style-name="P1"/>
      <text:p text:style-name="P1">Listing 14.3: format-time.bas </text:p>
      <text:p text:style-name="P1"/>
      <text:p text:style-name="P1"><text:tab/>Analysis: Line 3 includes the extended date and time library. Line 5 creates a timeserial value using the TimeSerial function. Line 8 prints the time using the TimeSerialformat. Line 9 prints the time using single-digit characters. Line 10 prints the time usingtwo-digit characters. Line 11 prints the time as in 12-hour format using the AM/PMformat, and line 12 also prints the time in a 12-hour format with the a/p format. </text:p>
      <text:p text:style-name="P1"/>
      <text:p text:style-name="P1">When you run the program you should see the following output. </text:p>
      <text:p text:style-name="P1"/>
      <text:p text:style-name="P1">Time Serial: 8:01:01 AM </text:p>
      <text:p text:style-name="P1"/>
      <text:p text:style-name="P1"/>
      <text:p text:style-name="P1">Time with single chars: 8:1:1 </text:p>
      <text:p text:style-name="P1"/>
      <text:p text:style-name="P1"/>
      <text:p text:style-name="P1">Time with double chars: 08:01:01 </text:p>
      <text:p text:style-name="P1"/>
      <text:p text:style-name="P1"/>
      <text:p text:style-name="P1">Time with am/pm: 08:01:01 am </text:p>
      <text:p text:style-name="P1"/>
      <text:p text:style-name="P1"/>
      <text:p text:style-name="P1">Time with a/p: 08:01:01 a </text:p>
      <text:p text:style-name="P1"/>
      <text:p text:style-name="P1"/>
      <text:p text:style-name="P1">Output 14.3: Output of format-time.bas </text:p>
      <text:p text:style-name="P1"/>
      <text:p text:style-name="P1"><text:soft-page-break/>The Format function has a tremendous amount of functionality, and when workingwith numeric data, it is an invaluable resource in formatting. You should some time tobecome acquainted with this function as it will save you lot of time when you need toformat your data. </text:p>
      <text:p text:style-name="P1"/>
      <text:h text:style-name="P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1in" fo:page-height="9.8425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4 The Format Function </dc:title>
    <dc:date>2019-04-09T15:09:05.969179800</dc:date>
    <meta:editing-duration>PT1H21M51S</meta:editing-duration>
    <meta:editing-cycles>4</meta:editing-cycles>
    <meta:generator>LibreOffice/5.2.7.2$Linux_ARM_EABI LibreOffice_project/20m0$Build-2</meta:generator>
    <meta:document-statistic meta:table-count="0" meta:image-count="0" meta:object-count="0" meta:page-count="9" meta:paragraph-count="199" meta:word-count="1477" meta:character-count="9137" meta:non-whitespace-character-count="7662"/>
    <meta:template xlink:type="simple" xlink:actuate="onRequest" xlink:title="" xlink:href="../fbeginnerm.odm" meta:date="2019-04-09T13:34:52.042030152"/>
  </office:meta>
</office:document-meta>
</file>